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dash" draw:stroke-dash="Ultrafine_20_Dashed" svg:stroke-color="#ff0000" draw:fill-color="#dc2300" draw:opacity="20%" draw:textarea-vertical-align="middle" draw:shadow-opacity="20%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dash" draw:stroke-dash="Ultrafine_20_Dashed" svg:stroke-color="#ff0000" draw:fill="solid" draw:fill-color="#ff0000" draw:opacity="20%" draw:textarea-vertical-align="middle" draw:shadow-opacity="20%"/>
    </style:style>
    <style:style style:name="P1" style:family="paragraph">
      <style:paragraph-properties fo:text-align="center"/>
    </style:style>
    <style:style style:name="T1" style:family="text">
      <style:text-properties fo:font-family="'Standard Symbols L'" style:font-style-name="Regular" style:font-charset="x-symbol" style:font-family-asian="'Standard Symbols L'" style:font-style-name-asian="Regular" style:font-charset-asian="x-symbol" style:font-family-complex="'Standard Symbols L'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523cm" svg:height="3.301cm" svg:x="14.462cm" svg:y="3.286cm" svg:viewBox="0 0 1524 3302" draw:points="0,889 762,3302 1524,0">
          <text:p/>
        </draw:polygon>
        <draw:polygon draw:style-name="gr1" draw:text-style-name="P1" draw:layer="layout" svg:width="1.65cm" svg:height="1.65cm" svg:x="14.462cm" svg:y="2.524cm" svg:viewBox="0 0 1651 1651" draw:points="0,1651 0,1524 1651,0 1524,762">
          <text:p/>
        </draw:polygon>
        <draw:polygon draw:style-name="gr1" draw:text-style-name="P1" draw:layer="layout" svg:width="2.92cm" svg:height="0.761cm" svg:x="15.986cm" svg:y="2.524cm" svg:viewBox="0 0 2921 762" draw:points="127,0 0,762 2921,762">
          <text:p/>
        </draw:polygon>
        <draw:polygon draw:style-name="gr1" draw:text-style-name="P1" draw:layer="layout" svg:width="1.142cm" svg:height="3.682cm" svg:x="15.224cm" svg:y="3.286cm" svg:viewBox="0 0 1143 3683" draw:points="0,3302 1143,3683 762,0">
          <text:p/>
        </draw:polygon>
        <draw:polygon draw:style-name="gr1" draw:text-style-name="P1" draw:layer="layout" svg:width="2.92cm" svg:height="3.682cm" svg:x="15.986cm" svg:y="3.286cm" svg:viewBox="0 0 2921 3683" draw:points="508,3683 1270,3683 2921,0 0,0 381,3683">
          <text:p/>
        </draw:polygon>
        <draw:line draw:style-name="gr2" draw:text-style-name="P1" draw:layer="layout" svg:x1="14.462cm" svg:y1="4.175cm" svg:x2="5.699cm" svg:y2="4.175cm">
          <text:p/>
        </draw:line>
        <draw:line draw:style-name="gr2" draw:text-style-name="P1" draw:layer="layout" svg:x1="15.986cm" svg:y1="3.286cm" svg:x2="5.064cm" svg:y2="3.286cm">
          <text:p/>
        </draw:line>
        <draw:line draw:style-name="gr2" draw:text-style-name="P1" draw:layer="layout" svg:x1="15.224cm" svg:y1="6.588cm" svg:x2="4.937cm" svg:y2="6.461cm">
          <text:p/>
        </draw:line>
        <draw:polygon draw:style-name="gr3" draw:text-style-name="P1" draw:layer="layout" svg:width="0.761cm" svg:height="3.174cm" svg:x="4.937cm" svg:y="3.286cm" svg:viewBox="0 0 762 3175" draw:points="127,0 762,889 0,3175">
          <text:p/>
        </draw:polygon>
        <draw:line draw:style-name="gr4" draw:text-style-name="P1" draw:layer="layout" svg:x1="10.833cm" svg:y1="7.731cm" svg:x2="10.833cm" svg:y2="9.636cm">
          <text:p/>
        </draw:line>
        <draw:frame draw:style-name="gr5" draw:layer="layout" svg:width="0.762cm" svg:height="1.081cm" svg:x="10.733cm" svg:y="8.039cm">
          <draw:text-box>
            <text:p><text:span text:style-name="T1">δ</text:span></text:p>
          </draw:text-box>
        </draw:frame>
        <draw:polygon draw:style-name="gr1" draw:text-style-name="P1" draw:layer="layout" svg:width="3.682cm" svg:height="1.777cm" svg:x="9.001cm" svg:y="10.387cm" svg:viewBox="0 0 3683 1778" draw:points="1778,1778 0,0 3683,0">
          <text:p/>
        </draw:polygon>
        <draw:polygon draw:style-name="gr1" draw:text-style-name="P1" draw:layer="layout" svg:width="2.666cm" svg:height="4.19cm" svg:x="10.017cm" svg:y="10.387cm" svg:viewBox="0 0 2667 4191" draw:points="2667,0 0,4191 762,1778">
          <text:p/>
        </draw:polygon>
        <draw:polygon draw:style-name="gr1" draw:text-style-name="P1" draw:layer="layout" svg:width="1.777cm" svg:height="4.19cm" svg:x="9.001cm" svg:y="10.387cm" svg:viewBox="0 0 1778 4191" draw:points="0,0 1778,1778 1016,4191 127,4064">
          <text:p/>
        </draw:polygon>
        <draw:polygon draw:style-name="gr1" draw:text-style-name="P1" draw:layer="layout" svg:width="2.666cm" svg:height="4.19cm" svg:x="10.017cm" svg:y="10.387cm" svg:viewBox="0 0 2667 4191" draw:points="2667,0 2032,3302 1524,3937 0,4191">
          <text:p/>
        </draw:polygon>
        <draw:polygon draw:style-name="gr6" draw:text-style-name="P1" draw:layer="layout" svg:width="2.158cm" svg:height="2.539cm" svg:x="9.763cm" svg:y="11.122cm" svg:viewBox="0 0 2159 2540" draw:points="0,0 2159,0 508,254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ya Palachev</meta:initial-creator>
    <meta:creation-date>2014-07-27T15:55:22</meta:creation-date>
    <dc:date>2014-07-27T16:21:45</dc:date>
    <dc:creator>Ilya Palachev</dc:creator>
    <meta:editing-duration>PT11M9S</meta:editing-duration>
    <meta:editing-cycles>1</meta:editing-cycles>
    <meta:document-statistic meta:object-count="16"/>
    <meta:generator>LibreOffice/3.5$Linux_X86_64 LibreOffice_project/350m1$Build-2</meta:generator>
  </office:meta>
</office:document-meta>
</file>